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F00000024994D76FED66D4CB8.png" manifest:media-type="image/png"/>
  <manifest:file-entry manifest:full-path="Pictures/10000000000001AC0000002B77511940F49103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0cb" officeooo:paragraph-rsid="001000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s un premier temps, il faut personaliser l’adresse des canaux d’envoie et de reception de données, ici, cela on aura le numero 5.</text:p>
      <text:p text:style-name="P1"><draw:frame draw:style-name="fr1" draw:name="Image1" text:anchor-type="char" svg:x="3.524cm" svg:y="0.159cm" svg:width="10.848cm" svg:height="1.138cm" draw:z-index="0"><draw:image xlink:href="Pictures/10000000000001AC0000002B77511940F4910364.png" xlink:type="simple" xlink:show="embed" xlink:actuate="onLoad" loext:mime-type="image/png"/></draw:frame></text:p>
      <text:p text:style-name="P1"/>
      <text:p text:style-name="P1"/>
      <text:p text:style-name="P1">La branche d’emission est celle avec txPipe, et celle de reception est celle avec rxPipe.</text:p>
      <text:p text:style-name="P1"/>
      <text:p text:style-name="P1">Le but de cette tache est de verifier la liaison, en envoyant un chiffre alleatoire compris entre 0 et 1000 depuis la premiere carte, de le recevoir sur une deuxieme carte et de le renvoyer a la premiere.</text:p>
      <text:p text:style-name="P1"/>
      <text:p text:style-name="P1">Il faut donc que la deuxieme carte est une adresse d’emision qui soit la meme que celle de reception de la premiere carte et inversement.</text:p>
      <text:p text:style-name="P1"><draw:frame draw:style-name="fr1" draw:name="Image2" text:anchor-type="char" svg:x="2.882cm" svg:y="0.259cm" svg:width="11.827cm" svg:height="0.953cm" draw:z-index="1"><draw:image xlink:href="Pictures/10000000000001BF00000024994D76FED66D4CB8.png" xlink:type="simple" xlink:show="embed" xlink:actuate="onLoad" loext:mime-type="image/png"/></draw:frame></text:p>
      <text:p text:style-name="P1"/>
      <text:p text:style-name="P1"/>
      <text:p text:style-name="P1"/>
      <text:p text:style-name="P1">Il faut egalement faire attention a avoir les bon pin pour CS et CE, qui sont indique sur la carte, et il faut juste les remplacer dans le programme en hau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0" meta:image-count="2" meta:object-count="0" meta:page-count="1" meta:paragraph-count="5" meta:word-count="132" meta:character-count="719" meta:non-whitespace-character-count="592"/>
  </office:meta>
</office:document-meta>
</file>